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28e5" officeooo:paragraph-rsid="001528e5"/>
    </style:style>
    <style:style style:name="P2" style:family="paragraph" style:parent-style-name="Standard">
      <style:text-properties officeooo:rsid="001528e5" officeooo:paragraph-rsid="001528e5" fo:background-color="#89c765"/>
    </style:style>
    <style:style style:name="P3" style:family="paragraph" style:parent-style-name="Standard">
      <style:text-properties officeooo:rsid="0015dcfb" officeooo:paragraph-rsid="001528e5" fo:background-color="#89c765"/>
    </style:style>
    <style:style style:name="P4" style:family="paragraph" style:parent-style-name="Standard">
      <style:text-properties officeooo:rsid="001c2f0f" officeooo:paragraph-rsid="001c2f0f" fo:background-color="#89c765"/>
    </style:style>
    <style:style style:name="P5" style:family="paragraph" style:parent-style-name="Standard">
      <style:text-properties officeooo:rsid="001528e5" officeooo:paragraph-rsid="001528e5" fo:background-color="#add58a"/>
    </style:style>
    <style:style style:name="P6" style:family="paragraph" style:parent-style-name="Standard">
      <style:text-properties officeooo:rsid="001beb61" officeooo:paragraph-rsid="001beb61" fo:background-color="#add58a"/>
    </style:style>
    <style:style style:name="P7" style:family="paragraph" style:parent-style-name="Standard">
      <style:text-properties fo:font-size="20pt" officeooo:rsid="001528e5" officeooo:paragraph-rsid="001528e5" fo:background-color="#89c765" style:font-size-asian="20pt" style:font-size-complex="20pt"/>
    </style:style>
    <style:style style:name="P8" style:family="paragraph" style:parent-style-name="Standard">
      <style:text-properties fo:font-size="20pt" officeooo:rsid="001528e5" officeooo:paragraph-rsid="0016a986" fo:background-color="#89c765" style:font-size-asian="20pt" style:font-size-complex="20pt"/>
    </style:style>
    <style:style style:name="P9" style:family="paragraph" style:parent-style-name="Standard">
      <style:text-properties fo:font-size="20pt" officeooo:rsid="0018448b" officeooo:paragraph-rsid="0018448b" fo:background-color="#89c765" style:font-size-asian="20pt" style:font-size-complex="20pt"/>
    </style:style>
    <style:style style:name="P10" style:family="paragraph" style:parent-style-name="Standard">
      <style:text-properties fo:font-size="20pt" officeooo:rsid="0016a986" officeooo:paragraph-rsid="0016a986" fo:background-color="transparent" style:font-size-asian="20pt" style:font-size-complex="20pt"/>
    </style:style>
    <style:style style:name="P11" style:family="paragraph" style:parent-style-name="Standard">
      <style:text-properties officeooo:rsid="0015dcfb" officeooo:paragraph-rsid="0015dcfb" fo:background-color="transparent"/>
    </style:style>
    <style:style style:name="P12" style:family="paragraph" style:parent-style-name="Standard">
      <style:text-properties style:font-name="monospace" officeooo:rsid="0015dcfb" officeooo:paragraph-rsid="001528e5" fo:background-color="#89c765"/>
    </style:style>
    <style:style style:name="P13" style:family="paragraph" style:parent-style-name="Standard">
      <style:text-properties style:font-name="monospace" officeooo:rsid="001c2f0f" officeooo:paragraph-rsid="001d9f4f" fo:background-color="#89c765"/>
    </style:style>
    <style:style style:name="P14" style:family="paragraph" style:parent-style-name="Standard">
      <style:text-properties style:font-name="monospace" officeooo:rsid="001d9f4f" officeooo:paragraph-rsid="001d9f4f" fo:background-color="transparent"/>
    </style:style>
    <style:style style:name="P15" style:family="paragraph" style:parent-style-name="Standard">
      <style:text-properties officeooo:rsid="0015dcfb" officeooo:paragraph-rsid="001beb61"/>
    </style:style>
    <style:style style:name="P16" style:family="paragraph" style:parent-style-name="Standard">
      <style:text-properties fo:font-style="normal" officeooo:rsid="001528e5" officeooo:paragraph-rsid="001beb61" fo:background-color="#89c765" style:font-style-asian="normal" style:font-style-complex="normal"/>
    </style:style>
    <style:style style:name="P17" style:family="paragraph" style:parent-style-name="Standard">
      <style:text-properties fo:color="#000000" style:font-name="monospace" officeooo:rsid="0015dcfb" officeooo:paragraph-rsid="001528e5" fo:background-color="#ffffff"/>
    </style:style>
    <style:style style:name="P18" style:family="paragraph" style:parent-style-name="Standard">
      <style:text-properties fo:color="#000000" style:font-name="monospace" officeooo:rsid="001b29de" officeooo:paragraph-rsid="001b29de" fo:background-color="#ffffff"/>
    </style:style>
    <style:style style:name="P19" style:family="paragraph" style:parent-style-name="Preformatted_20_Text">
      <style:text-properties fo:font-size="20pt" officeooo:rsid="001528e5" officeooo:paragraph-rsid="001528e5" fo:background-color="#89c765" style:font-size-asian="20pt" style:font-size-complex="20pt"/>
    </style:style>
    <style:style style:name="P20" style:family="paragraph" style:parent-style-name="Standard">
      <style:text-properties officeooo:rsid="001beb61" officeooo:paragraph-rsid="001beb61" fo:background-color="#add58a"/>
    </style:style>
    <style:style style:name="T1" style:family="text">
      <style:text-properties fo:background-color="#add58a" loext:char-shading-value="0"/>
    </style:style>
    <style:style style:name="T2" style:family="text">
      <style:text-properties officeooo:rsid="0015dcfb" fo:background-color="#add58a" loext:char-shading-value="0"/>
    </style:style>
    <style:style style:name="T3" style:family="text">
      <style:text-properties fo:background-color="#ef413d" loext:char-shading-value="0"/>
    </style:style>
    <style:style style:name="T4" style:family="text">
      <style:text-properties fo:color="#000000" fo:background-color="#ffffff" loext:char-shading-value="0"/>
    </style:style>
    <style:style style:name="T5" style:family="text">
      <style:text-properties fo:color="#000000" fo:background-color="#fff200" loext:char-shading-value="0"/>
    </style:style>
    <style:style style:name="T6" style:family="text">
      <style:text-properties fo:color="#000000" fo:background-color="transparent" loext:char-shading-value="0"/>
    </style:style>
    <style:style style:name="T7" style:family="text">
      <style:text-properties fo:background-color="#fff200" loext:char-shading-value="0"/>
    </style:style>
    <style:style style:name="T8" style:family="text">
      <style:text-properties officeooo:rsid="001beb61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1d9f4f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journalctl -b -1 -e</text:p>
      <text:p text:style-name="P6"/>
      <text:p text:style-name="P6"/>
      <text:p text:style-name="P6">te muestra los ultimos logs del sistema antes de apagar. Perfecto para cuando algo falla y se peta la pc.</text:p>
      <text:p text:style-name="P6"/>
      <text:p text:style-name="P6">__________________________________________________________</text:p>
      <text:p text:style-name="P6"/>
      <text:p text:style-name="P6">Youtube-dl es facil de instalar desde la web con un par de comando que lo instala en <text:span text:style-name="T9">usr</text:span><text:span text:style-name="T10">bin/ y cambia los permisos.</text:span></text:p>
      <text:p text:style-name="P15"><text:span text:style-name="T8">PARA </text:span>ACTUALIZAR, <text:span text:style-name="T8">asi de facil:</text:span></text:p>
      <text:p text:style-name="P16"><text:s text:c="2"/>355 <text:s/>sudo youtube-dl -U</text:p>
      <text:p text:style-name="P5"/>
      <text:p text:style-name="P6">AQUÍ ELIGIENDO CALIDAD EN YOUTUBE:</text:p>
      <text:p text:style-name="P5">352 <text:s/>youtube-dl -F https://www.youtube.com/watch?v=W5LAEYGuERo</text:p>
      <text:p text:style-name="P1"><text:span text:style-name="T1"><text:s/></text:span><text:span text:style-name="T2">3</text:span><text:span text:style-name="T1">53 <text:s/>youtube-dl -f 18 </text:span><text:a xlink:type="simple" xlink:href="https://www.youtube.com/watch?v=W5LAEYGuERo" text:style-name="Internet_20_link" text:visited-style-name="Visited_20_Internet_20_Link"><text:span text:style-name="T1">https://www.youtube.com/watch?v=W5LAEYGuERo</text:span></text:a></text:p>
      <text:p text:style-name="P2"/>
      <text:p text:style-name="P3">youtube-dl –version</text:p>
      <text:p text:style-name="P17"/>
      <text:p text:style-name="P18">Descargando contenido bajo demanda Vimeo, importante el referer con la web de origen y el link al video sacado del Frame HTML.</text:p>
      <text:p text:style-name="P17"/>
      <text:p text:style-name="P12"><text:span text:style-name="T4">youtube-dl -v "https://player.vimeo.com/video/552957759autoplay=1&amp;dnt=1&amp;app_id=122963" </text:span><text:span text:style-name="T5">–referer "ht</text:span><text:span text:style-name="T7">tps://museomoca.com/exposicion-actual"</text:span><text:line-break/><text:line-break/></text:p>
      <text:p text:style-name="P3"/>
      <text:p text:style-name="P2"/>
      <text:p text:style-name="P2"/>
      <text:p text:style-name="P4">megatools hay que compilarlo para tener la última versión:</text:p>
      <text:p text:style-name="P4"/>
      <text:p text:style-name="P13"><text:span text:style-name="T6">sudo apt install build-essential</text:span><text:span text:style-name="T11"> libglib2.0-dev libssl-dev libcurl4-openssl-dev </text:span><text:span text:style-name="T12">asciidoc</text:span></text:p>
      <text:p text:style-name="P14"/>
      <text:p text:style-name="P14">wget ultimaversion.tar.gz + tar xf</text:p>
      <text:p text:style-name="P14"/>
      <text:p text:style-name="P14">./configure</text:p>
      <text:p text:style-name="P14">make</text:p>
      <text:p text:style-name="P14">sudo make install</text:p>
      <text:p text:style-name="P14"/>
      <text:p text:style-name="P13"><text:line-break/></text:p>
      <text:p text:style-name="P4"/>
      <text:p text:style-name="P4"/>
      <text:p text:style-name="P11">Importante poner los símbolos marcados en rojo para que detecte el enlace:</text:p>
      <text:p text:style-name="P2"/>
      <text:p text:style-name="P8">megadl '<text:a xlink:type="simple" xlink:href="https://mega.nz/#!1x9gxQzL!Xmrs6F8FldsaNnSzFn5qfAa4sM" text:style-name="Internet_20_link" text:visited-style-name="Visited_20_Internet_20_Link">https://mega.nz</text:a><text:a xlink:type="simple" xlink:href="https://mega.nz/#!1x9gxQzL!Xmrs6F8FldsaNnSzFn5qfAa4sM" text:style-name="Internet_20_link" text:visited-style-name="Visited_20_Internet_20_Link"><text:span text:style-name="T3">/#!</text:span></text:a><text:a xlink:type="simple" xlink:href="https://mega.nz/#!1x9gxQzL!Xmrs6F8FldsaNnSzFn5qfAa4sM" text:style-name="Internet_20_link" text:visited-style-name="Visited_20_Internet_20_Link">1x9gxQzL</text:a><text:a xlink:type="simple" xlink:href="https://mega.nz/#!1x9gxQzL!Xmrs6F8FldsaNnSzFn5qfAa4sM" text:style-name="Internet_20_link" text:visited-style-name="Visited_20_Internet_20_Link"><text:span text:style-name="T3">!</text:span></text:a><text:a xlink:type="simple" xlink:href="https://mega.nz/#!1x9gxQzL!Xmrs6F8FldsaNnSzFn5qfAa4sM" text:style-name="Internet_20_link" text:visited-style-name="Visited_20_Internet_20_Link">Xmrs6F8FldsaNnSzFn5qfAa4sM</text:a></text:p>
      <text:p text:style-name="P8"><text:a xlink:type="simple" xlink:href="https://mega.nz/#!1x9gxQzL!Xmrs6F8FldsaNnSzFn5qfAa4sMrDUfW9vivESpPYl0A" text:style-name="Internet_20_link" text:visited-style-name="Visited_20_Internet_20_Link"/></text:p>
      <text:p text:style-name="P10"><text:soft-page-break/>Si hay varios archivos en una carpeta de mega:</text:p>
      <text:p text:style-name="P8"/>
      <text:p text:style-name="P8"><text:a xlink:type="simple" xlink:href="https://mega.nz/#!1x9gxQzL!Xmrs6F8FldsaNnSzFn5qfAa4sMrDUfW9vivESpPYl0A" text:style-name="Internet_20_link" text:visited-style-name="Visited_20_Internet_20_Link">$ megadl --choose-files 'https://mega.nz/#F!31VQQRxL!0lAxQkVYZy3cLZRe0xxhOg'rDUfW9vivESpPYl0A</text:a>'</text:p>
      <text:p text:style-name="P7"/>
      <text:p text:style-name="P9">(elimina los paquetes que eran dependencias de otros que ya no estan en el sistema)</text:p>
      <text:p text:style-name="P19"><text:span text:style-name="Source_20_Text">sudo apt-get autoremove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7T17:54:24.807262174</meta:creation-date>
    <meta:editing-duration>PT12S</meta:editing-duration>
    <meta:editing-cycles>2</meta:editing-cycles>
    <meta:generator>LibreOffice/6.4.7.2$Linux_X86_64 LibreOffice_project/40$Build-2</meta:generator>
    <dc:date>2021-10-27T17:57:48.315597783</dc:date>
    <meta:document-statistic meta:table-count="0" meta:image-count="0" meta:object-count="0" meta:page-count="2" meta:paragraph-count="25" meta:word-count="172" meta:character-count="1392" meta:non-whitespace-character-count="1236"/>
  </office:meta>
</office:document-meta>
</file>